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fo:color="#c9211e" loext:opacity="100%" officeooo:rsid="000e7b6e" officeooo:paragraph-rsid="000e7b6e"/>
    </style:style>
    <style:style style:name="P2" style:family="paragraph" style:parent-style-name="Standard" style:list-style-name="L2">
      <style:paragraph-properties fo:text-align="justify" style:justify-single-word="false"/>
      <style:text-properties fo:color="#c9211e" loext:opacity="100%" officeooo:rsid="000fb3de" officeooo:paragraph-rsid="000fb3de"/>
    </style:style>
    <style:style style:name="P3" style:family="paragraph" style:parent-style-name="Standard" style:list-style-name="L2">
      <style:paragraph-properties fo:text-align="justify" style:justify-single-word="false"/>
      <style:text-properties fo:color="#c9211e" loext:opacity="100%" officeooo:rsid="001535b2" officeooo:paragraph-rsid="001535b2"/>
    </style:style>
    <style:style style:name="P4" style:family="paragraph" style:parent-style-name="Standard" style:list-style-name="L2">
      <style:paragraph-properties fo:text-align="justify" style:justify-single-word="false"/>
      <style:text-properties fo:color="#c9211e" loext:opacity="100%" officeooo:rsid="0016e33b" officeooo:paragraph-rsid="0016e33b"/>
    </style:style>
    <style:style style:name="P5" style:family="paragraph" style:parent-style-name="Standard" style:list-style-name="L2">
      <style:paragraph-properties fo:text-align="justify" style:justify-single-word="false"/>
      <style:text-properties fo:color="#c9211e" loext:opacity="100%" officeooo:rsid="00195f98" officeooo:paragraph-rsid="00195f98"/>
    </style:style>
    <style:style style:name="P6" style:family="paragraph" style:parent-style-name="Standard" style:list-style-name="L2">
      <style:paragraph-properties fo:text-align="justify" style:justify-single-word="false"/>
      <style:text-properties fo:color="#c9211e" loext:opacity="100%" officeooo:rsid="001b55e1" officeooo:paragraph-rsid="001b55e1"/>
    </style:style>
    <style:style style:name="P7" style:family="paragraph" style:parent-style-name="Standard" style:list-style-name="L2">
      <style:paragraph-properties fo:text-align="justify" style:justify-single-word="false"/>
      <style:text-properties fo:color="#c9211e" loext:opacity="100%" officeooo:rsid="001d0f90" officeooo:paragraph-rsid="001d0f90"/>
    </style:style>
    <style:style style:name="P8" style:family="paragraph" style:parent-style-name="Standard" style:list-style-name="L2">
      <style:paragraph-properties fo:text-align="justify" style:justify-single-word="false"/>
      <style:text-properties fo:color="#c9211e" loext:opacity="100%" officeooo:rsid="0022a2c8" officeooo:paragraph-rsid="0022a2c8"/>
    </style:style>
    <style:style style:name="P9" style:family="paragraph" style:parent-style-name="Standard" style:list-style-name="L2">
      <style:paragraph-properties fo:text-align="justify" style:justify-single-word="false"/>
      <style:text-properties fo:color="#c9211e" loext:opacity="100%" officeooo:rsid="0023fd38" officeooo:paragraph-rsid="0023fd38"/>
    </style:style>
    <style:style style:name="P10" style:family="paragraph" style:parent-style-name="Standard" style:list-style-name="L2">
      <style:paragraph-properties fo:text-align="justify" style:justify-single-word="false"/>
      <style:text-properties fo:color="#c9211e" loext:opacity="100%" officeooo:rsid="00274d95" officeooo:paragraph-rsid="00274d95"/>
    </style:style>
    <style:style style:name="P11" style:family="paragraph" style:parent-style-name="Standard" style:list-style-name="L2">
      <style:paragraph-properties fo:text-align="justify" style:justify-single-word="false"/>
      <style:text-properties fo:color="#c9211e" loext:opacity="100%" officeooo:rsid="0027ddd0" officeooo:paragraph-rsid="0027ddd0"/>
    </style:style>
    <style:style style:name="P12" style:family="paragraph" style:parent-style-name="Standard" style:list-style-name="L2">
      <style:paragraph-properties fo:text-align="justify" style:justify-single-word="false"/>
      <style:text-properties fo:color="#c9211e" loext:opacity="100%" officeooo:rsid="0028a392" officeooo:paragraph-rsid="0028a392"/>
    </style:style>
    <style:style style:name="P13" style:family="paragraph" style:parent-style-name="Standard" style:list-style-name="L2">
      <style:paragraph-properties fo:text-align="justify" style:justify-single-word="false"/>
      <style:text-properties fo:color="#c9211e" loext:opacity="100%" officeooo:rsid="002c0108" officeooo:paragraph-rsid="002c0108"/>
    </style:style>
    <style:style style:name="P14" style:family="paragraph" style:parent-style-name="Standard" style:list-style-name="L2">
      <style:paragraph-properties fo:text-align="justify" style:justify-single-word="false"/>
      <style:text-properties fo:color="#c9211e" loext:opacity="100%" officeooo:rsid="00341327" officeooo:paragraph-rsid="00341327"/>
    </style:style>
    <style:style style:name="P15" style:family="paragraph" style:parent-style-name="Standard" style:list-style-name="L2">
      <style:paragraph-properties fo:text-align="justify" style:justify-single-word="false"/>
      <style:text-properties fo:color="#c9211e" loext:opacity="100%" officeooo:rsid="0037307a" officeooo:paragraph-rsid="0037307a"/>
    </style:style>
    <style:style style:name="P16" style:family="paragraph" style:parent-style-name="Standard" style:list-style-name="L3">
      <style:paragraph-properties fo:text-align="justify" style:justify-single-word="false"/>
      <style:text-properties fo:color="#c9211e" loext:opacity="100%" officeooo:rsid="003deaac" officeooo:paragraph-rsid="003deaac"/>
    </style:style>
    <style:style style:name="P17" style:family="paragraph" style:parent-style-name="Standard" style:list-style-name="L3">
      <style:paragraph-properties fo:text-align="justify" style:justify-single-word="false"/>
      <style:text-properties fo:color="#c9211e" loext:opacity="100%" officeooo:rsid="0048df89" officeooo:paragraph-rsid="0048df89"/>
    </style:style>
    <style:style style:name="P18" style:family="paragraph" style:parent-style-name="Standard" style:list-style-name="L2">
      <style:paragraph-properties fo:text-align="justify" style:justify-single-word="false"/>
      <style:text-properties fo:color="#c9211e" loext:opacity="100%" officeooo:paragraph-rsid="000e7b6e"/>
    </style:style>
    <style:style style:name="P19" style:family="paragraph" style:parent-style-name="Standard" style:list-style-name="L3">
      <style:paragraph-properties fo:text-align="justify" style:justify-single-word="false"/>
      <style:text-properties fo:color="#c9211e" loext:opacity="100%" officeooo:rsid="004f000d" officeooo:paragraph-rsid="004f000d"/>
    </style:style>
    <style:style style:name="P20" style:family="paragraph" style:parent-style-name="Standard" style:list-style-name="L3">
      <style:paragraph-properties fo:text-align="justify" style:justify-single-word="false"/>
      <style:text-properties fo:color="#c9211e" loext:opacity="100%" officeooo:rsid="005039a4" officeooo:paragraph-rsid="005039a4"/>
    </style:style>
    <style:style style:name="P21" style:family="paragraph" style:parent-style-name="Standard" style:list-style-name="L3">
      <style:paragraph-properties fo:text-align="justify" style:justify-single-word="false"/>
      <style:text-properties fo:color="#c9211e" loext:opacity="100%" officeooo:rsid="00518d8b" officeooo:paragraph-rsid="00518d8b"/>
    </style:style>
    <style:style style:name="P22" style:family="paragraph" style:parent-style-name="Standard" style:list-style-name="L4">
      <style:paragraph-properties fo:text-align="justify" style:justify-single-word="false"/>
      <style:text-properties fo:color="#c9211e" loext:opacity="100%" officeooo:rsid="005b7b6e" officeooo:paragraph-rsid="005b7b6e"/>
    </style:style>
    <style:style style:name="P23" style:family="paragraph" style:parent-style-name="Standard" style:list-style-name="L4">
      <style:paragraph-properties fo:text-align="justify" style:justify-single-word="false"/>
      <style:text-properties fo:color="#c9211e" loext:opacity="100%" officeooo:rsid="005d58cb" officeooo:paragraph-rsid="005d58cb"/>
    </style:style>
    <style:style style:name="P24" style:family="paragraph" style:parent-style-name="Standard" style:list-style-name="L4">
      <style:paragraph-properties fo:text-align="justify" style:justify-single-word="false"/>
      <style:text-properties fo:color="#c9211e" loext:opacity="100%" officeooo:rsid="0060f631" officeooo:paragraph-rsid="0060f631"/>
    </style:style>
    <style:style style:name="P25" style:family="paragraph" style:parent-style-name="Standard" style:list-style-name="L4">
      <style:paragraph-properties fo:text-align="justify" style:justify-single-word="false"/>
      <style:text-properties fo:color="#c9211e" loext:opacity="100%" officeooo:rsid="0066bb38" officeooo:paragraph-rsid="0066bb38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officeooo:rsid="006e830b" officeooo:paragraph-rsid="006e830b"/>
    </style:style>
    <style:style style:name="P27" style:family="paragraph" style:parent-style-name="Standard">
      <style:paragraph-properties fo:text-align="justify" style:justify-single-word="false"/>
      <style:text-properties officeooo:paragraph-rsid="000b3618"/>
    </style:style>
    <style:style style:name="P28" style:family="paragraph" style:parent-style-name="Standard">
      <style:paragraph-properties fo:text-align="justify" style:justify-single-word="false"/>
      <style:text-properties officeooo:paragraph-rsid="003915ce"/>
    </style:style>
    <style:style style:name="P29" style:family="paragraph" style:parent-style-name="Standard">
      <style:paragraph-properties fo:text-align="justify" style:justify-single-word="false"/>
      <style:text-properties officeooo:paragraph-rsid="003b805e"/>
    </style:style>
    <style:style style:name="P30" style:family="paragraph" style:parent-style-name="Standard">
      <style:paragraph-properties fo:text-align="justify" style:justify-single-word="false"/>
      <style:text-properties officeooo:paragraph-rsid="005a05fb"/>
    </style:style>
    <style:style style:name="P31" style:family="paragraph" style:parent-style-name="Standard">
      <style:paragraph-properties fo:text-align="justify" style:justify-single-word="false"/>
      <style:text-properties officeooo:rsid="00704286" officeooo:paragraph-rsid="00704286"/>
    </style:style>
    <style:style style:name="T1" style:family="text">
      <style:text-properties fo:color="#c9211e" loext:opacity="100%" officeooo:rsid="00699b41"/>
    </style:style>
    <style:style style:name="T2" style:family="text">
      <style:text-properties fo:color="#c9211e" loext:opacity="100%" officeooo:rsid="006aa0d9"/>
    </style:style>
    <style:style style:name="T3" style:family="text">
      <style:text-properties fo:color="#c9211e" loext:opacity="100%" officeooo:rsid="006afaf1"/>
    </style:style>
    <style:style style:name="T4" style:family="text">
      <style:text-properties fo:color="#c9211e" loext:opacity="100%" officeooo:rsid="0070ac81"/>
    </style:style>
    <style:style style:name="T5" style:family="text">
      <style:text-properties fo:color="#c9211e" loext:opacity="100%" officeooo:rsid="00718422"/>
    </style:style>
    <style:style style:name="T6" style:family="text">
      <style:text-properties fo:color="#c9211e" loext:opacity="100%" officeooo:rsid="0072e069"/>
    </style:style>
    <style:style style:name="T7" style:family="text">
      <style:text-properties fo:color="#c9211e" loext:opacity="100%" officeooo:rsid="007466cf"/>
    </style:style>
    <style:style style:name="T8" style:family="text">
      <style:text-properties fo:color="#c9211e" loext:opacity="100%" officeooo:rsid="00754166"/>
    </style:style>
    <style:style style:name="T9" style:family="text">
      <style:text-properties fo:color="#c9211e" loext:opacity="100%" officeooo:rsid="00759540"/>
    </style:style>
    <style:style style:name="T10" style:family="text">
      <style:text-properties fo:color="#c9211e" loext:opacity="100%" officeooo:rsid="007773af"/>
    </style:style>
    <style:style style:name="T11" style:family="text">
      <style:text-properties fo:color="#c9211e" loext:opacity="100%" officeooo:rsid="0078b6ed"/>
    </style:style>
    <style:style style:name="T12" style:family="text">
      <style:text-properties fo:color="#c9211e" loext:opacity="100%" officeooo:rsid="00792f91"/>
    </style:style>
    <style:style style:name="T13" style:family="text">
      <style:text-properties fo:color="#c9211e" loext:opacity="100%" officeooo:rsid="007ee087"/>
    </style:style>
    <style:style style:name="T14" style:family="text">
      <style:text-properties fo:color="#c9211e" loext:opacity="100%" officeooo:rsid="0080d5ab"/>
    </style:style>
    <style:style style:name="T15" style:family="text">
      <style:text-properties officeooo:rsid="000e7b6e"/>
    </style:style>
    <style:style style:name="T16" style:family="text">
      <style:text-properties officeooo:rsid="0017746f"/>
    </style:style>
    <style:style style:name="T17" style:family="text">
      <style:text-properties officeooo:rsid="0017d001"/>
    </style:style>
    <style:style style:name="T18" style:family="text">
      <style:text-properties officeooo:rsid="0020aff7"/>
    </style:style>
    <style:style style:name="T19" style:family="text">
      <style:text-properties officeooo:rsid="00255c7b"/>
    </style:style>
    <style:style style:name="T20" style:family="text">
      <style:text-properties officeooo:rsid="003b805e"/>
    </style:style>
    <style:style style:name="T21" style:family="text">
      <style:text-properties officeooo:rsid="0045ffde"/>
    </style:style>
    <style:style style:name="T22" style:family="text">
      <style:text-properties officeooo:rsid="00478ef3"/>
    </style:style>
    <style:style style:name="T23" style:family="text">
      <style:text-properties officeooo:rsid="0047a463"/>
    </style:style>
    <style:style style:name="T24" style:family="text">
      <style:text-properties officeooo:rsid="004ad66e"/>
    </style:style>
    <style:style style:name="T25" style:family="text">
      <style:text-properties officeooo:rsid="004d5a42"/>
    </style:style>
    <style:style style:name="T26" style:family="text">
      <style:text-properties officeooo:rsid="00518d8b"/>
    </style:style>
    <style:style style:name="T27" style:family="text">
      <style:text-properties officeooo:rsid="0052b7db"/>
    </style:style>
    <style:style style:name="T28" style:family="text">
      <style:text-properties officeooo:rsid="005320d7"/>
    </style:style>
    <style:style style:name="T29" style:family="text">
      <style:text-properties officeooo:rsid="0054687d"/>
    </style:style>
    <style:style style:name="T30" style:family="text">
      <style:text-properties officeooo:rsid="005781bb"/>
    </style:style>
    <style:style style:name="T31" style:family="text">
      <style:text-properties officeooo:rsid="00587226"/>
    </style:style>
    <style:style style:name="T32" style:family="text">
      <style:text-properties officeooo:rsid="005d58cb"/>
    </style:style>
    <style:style style:name="T33" style:family="text">
      <style:text-properties officeooo:rsid="005ebbe0"/>
    </style:style>
    <style:style style:name="T34" style:family="text">
      <style:text-properties officeooo:rsid="00608ea2"/>
    </style:style>
    <style:style style:name="T35" style:family="text">
      <style:text-properties officeooo:rsid="0060f631"/>
    </style:style>
    <style:style style:name="T36" style:family="text">
      <style:text-properties officeooo:rsid="00618f56"/>
    </style:style>
    <style:style style:name="T37" style:family="text">
      <style:text-properties officeooo:rsid="006227ce"/>
    </style:style>
    <style:style style:name="T38" style:family="text">
      <style:text-properties officeooo:rsid="0062ccf8"/>
    </style:style>
    <style:style style:name="T39" style:family="text">
      <style:text-properties officeooo:rsid="00645780"/>
    </style:style>
    <style:style style:name="T40" style:family="text">
      <style:text-properties officeooo:rsid="006482da"/>
    </style:style>
    <style:style style:name="T41" style:family="text">
      <style:text-properties officeooo:rsid="00677668"/>
    </style:style>
    <style:style style:name="T42" style:family="text">
      <style:text-properties officeooo:rsid="0068b984"/>
    </style:style>
    <style:style style:name="T43" style:family="text">
      <style:text-properties officeooo:rsid="007bbc5a"/>
    </style:style>
    <style:style style:name="T44" style:family="text">
      <style:text-properties officeooo:rsid="007ed0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01. Na Literatura é possível encontrar quatro paradigmas de raciocínio: simbólico, conexionista, evolucionista e estatístico. Para cada um deles, comente pelo menos uma técnica de inteligência artificial (modelo), em qual tipo de aplicação ela é normalmente utilizada e um exemplo de aplicação.</text:p>
      <text:p text:style-name="P26"/>
      <text:list xml:id="list2034492734" text:style-name="L2">
        <text:list-item>
          <text:p text:style-name="P18"><text:span text:style-name="T15">Simbólico</text:span></text:p>
          <text:list>
            <text:list-item>
              <text:p text:style-name="P1">Técnica</text:p>
              <text:list>
                <text:list-item>
                  <text:p text:style-name="P4"><text:span text:style-name="T16">M</text:span>undo <text:span text:style-name="T17">de</text:span> blocos.</text:p>
                </text:list-item>
              </text:list>
            </text:list-item>
            <text:list-item>
              <text:p text:style-name="P2">Aplicação</text:p>
              <text:list>
                <text:list-item>
                  <text:p text:style-name="P7">Onde for possível usar sistemas especialistas, como área da saúde.</text:p>
                </text:list-item>
              </text:list>
            </text:list-item>
            <text:list-item>
              <text:p text:style-name="P2">Exemplo</text:p>
              <text:list>
                <text:list-item>
                  <text:p text:style-name="P5">Diagnostica<text:span text:style-name="T19">r</text:span> possíveis doenças em função de sintomas.</text:p>
                  <text:p text:style-name="P5"/>
                </text:list-item>
              </text:list>
            </text:list-item>
          </text:list>
        </text:list-item>
        <text:list-item>
          <text:p text:style-name="P2">Conexionista</text:p>
          <text:list>
            <text:list-item>
              <text:p text:style-name="P2">Técnicas</text:p>
              <text:list>
                <text:list-item>
                  <text:p text:style-name="P6">Rede neural artificial / <text:span text:style-name="T18">Aprendizagem profunda;</text:span></text:p>
                </text:list-item>
                <text:list-item>
                  <text:p text:style-name="P6">Máquina de vetor de suporte;</text:p>
                </text:list-item>
                <text:list-item>
                  <text:p text:style-name="P14">Quantização vetorial de aprendizagem.</text:p>
                </text:list-item>
              </text:list>
            </text:list-item>
            <text:list-item>
              <text:p text:style-name="P2">Aplicação</text:p>
              <text:list>
                <text:list-item>
                  <text:p text:style-name="P8">Reconhecimento de objetos.</text:p>
                </text:list-item>
              </text:list>
            </text:list-item>
            <text:list-item>
              <text:p text:style-name="P2">Exemplo</text:p>
              <text:list>
                <text:list-item>
                  <text:p text:style-name="P9">Carros autônomos.</text:p>
                  <text:p text:style-name="P9"/>
                </text:list-item>
              </text:list>
            </text:list-item>
          </text:list>
        </text:list-item>
        <text:list-item>
          <text:p text:style-name="P2">Evolucionista</text:p>
          <text:list>
            <text:list-item>
              <text:p text:style-name="P2">Técnica</text:p>
              <text:list>
                <text:list-item>
                  <text:p text:style-name="P10">Algoritmo genético.</text:p>
                </text:list-item>
              </text:list>
            </text:list-item>
            <text:list-item>
              <text:p text:style-name="P2">Aplicação</text:p>
              <text:list>
                <text:list-item>
                  <text:p text:style-name="P11">Jogos.</text:p>
                </text:list-item>
              </text:list>
            </text:list-item>
            <text:list-item>
              <text:p text:style-name="P2">Exemplo</text:p>
              <text:list>
                <text:list-item>
                  <text:p text:style-name="P12">Criar o melhor jogador de algum jogo. Por exemplo: xadrez, 2048, damas, etc…</text:p>
                  <text:p text:style-name="P12"/>
                </text:list-item>
              </text:list>
            </text:list-item>
          </text:list>
        </text:list-item>
        <text:list-item>
          <text:p text:style-name="P2">Estatístico</text:p>
          <text:list>
            <text:list-item>
              <text:p text:style-name="P2">Técnicas</text:p>
              <text:list>
                <text:list-item>
                  <text:p text:style-name="P3">Regressão linear;</text:p>
                </text:list-item>
                <text:list-item>
                  <text:p text:style-name="P3">Regressão lógica;</text:p>
                </text:list-item>
                <text:list-item>
                  <text:p text:style-name="P13">Rede bayesiana;</text:p>
                </text:list-item>
                <text:list-item>
                  <text:p text:style-name="P13">Sistema nebuloso / difuso.</text:p>
                </text:list-item>
              </text:list>
            </text:list-item>
            <text:list-item>
              <text:p text:style-name="P2">Aplicação</text:p>
              <text:list>
                <text:list-item>
                  <text:p text:style-name="P15">Organização de dados.</text:p>
                </text:list-item>
              </text:list>
            </text:list-item>
            <text:list-item>
              <text:p text:style-name="P2">Exemplo</text:p>
              <text:list>
                <text:list-item>
                  <text:p text:style-name="P15">Interpretação de dados de sensores de pressão que podem identificar em quais momentos e em qual proporção ocorre maiores cargas na estrutura de um tanque.</text:p>
                </text:list-item>
              </text:list>
            </text:list-item>
          </text:list>
        </text:list-item>
      </text:list>
      <text:p text:style-name="P28"/>
      <text:p text:style-name="P28">02. Quais os componentes que formam a estrutura de um sistema especialista? Comente cada um deles.</text:p>
      <text:p text:style-name="P31"/>
      <text:list xml:id="list3081526041" text:style-name="L3">
        <text:list-item>
          <text:p text:style-name="P16">Base de conhecimento: <text:span text:style-name="T21">Contém regras </text:span><text:span text:style-name="T22">organizadas em procedimentos, </text:span><text:span text:style-name="T25">de forma que possuam respostas e/ou condições</text:span><text:span text:style-name="T22">. É a memória do sistema.</text:span></text:p>
          <text:p text:style-name="P16"/>
        </text:list-item>
        <text:list-item>
          <text:p text:style-name="P20"><text:span text:style-name="T30">Interface de</text:span> aquisição de conhecimento: Permite o preenchimento <text:span text:style-name="T31">e correção</text:span> da base de conhecimento<text:span text:style-name="T22"> através de leitura de fontes confiáveis ou de especialistas no assunto.</text:span></text:p>
          <text:p text:style-name="P16"/>
        </text:list-item>
        <text:list-item>
          <text:p text:style-name="P17"><text:soft-page-break/>Máquina de inferência: <text:span text:style-name="T24">Adquire dados relevantes da base de conhecimento baseado no que o usuário quer e como as regras estão dispostas na base. É o processador do sistema.</text:span></text:p>
          <text:p text:style-name="P17"/>
        </text:list-item>
        <text:list-item>
          <text:p text:style-name="P21">Módulo de explicação: <text:span text:style-name="T29">Passa para a interface do usuário, as regras que foram seguidas pela máquina de inferência.</text:span></text:p>
          <text:p text:style-name="P17"/>
        </text:list-item>
        <text:list-item>
          <text:p text:style-name="P19">Interface do usuário: Pergunta o quê o usuário quer, <text:span text:style-name="T26">mostra um questionário para </text:span><text:span text:style-name="T27">ele</text:span><text:span text:style-name="T26"> preencher</text:span> e mostra o resultado. <text:span text:style-name="T44">Tudo isso mostrado em uma</text:span><text:span text:style-name="T28"> interface gráfica.</text:span></text:p>
        </text:list-item>
      </text:list>
      <text:p text:style-name="P29"><text:line-break/>03. Quais as diferenças e semelhanças de um Sistema Tutor Inteligente e um Sistema Especialista.</text:p>
      <text:p text:style-name="P29"/>
      <text:list xml:id="list3143312413" text:style-name="L4">
        <text:list-item>
          <text:p text:style-name="P22"><text:span text:style-name="T20">S</text:span>emelhanças</text:p>
          <text:list>
            <text:list-item>
              <text:p text:style-name="P22"><text:span text:style-name="T33">Formato dos r</text:span>esultado<text:span text:style-name="T32">s </text:span><text:span text:style-name="T34">(regras e solução final);</text:span></text:p>
            </text:list-item>
            <text:list-item>
              <text:p text:style-name="P22">O componente interface;</text:p>
            </text:list-item>
            <text:list-item>
              <text:p text:style-name="P25">Os módulos tutor, domínio e aluno do STI são equivalentes ao único módulo do SE, base de conhecimento <text:span text:style-name="T43">que armazena</text:span><text:span text:style-name="T41"> regras e respo</text:span><text:span text:style-name="T42">s</text:span><text:span text:style-name="T41">tas.</text:span></text:p>
            </text:list-item>
          </text:list>
        </text:list-item>
        <text:list-item>
          <text:p text:style-name="P22">Diferenças</text:p>
          <text:list>
            <text:list-item>
              <text:p text:style-name="P24">A forma de interação com SE é de uma pessoa leiga que pergunta coisas a um especialista e este dará resultado(s). Já um STI funciona como um aluno que <text:span text:style-name="T36">sabe de algumas coisas, mas tem dúvidas que serão respondidas por um tutor;</text:span></text:p>
            </text:list-item>
            <text:list-item>
              <text:p text:style-name="P23">S<text:span text:style-name="T33">E mostra re</text:span><text:span text:style-name="T35">sultados baseados em um questionário de perguntas. </text:span><text:span text:style-name="T36">STI fará perguntas ao aluno sobre o que sabe e sobre o que </text:span><text:span text:style-name="T38">ele</text:span><text:span text:style-name="T36"> quer saber. Então, o resultado será somente o que o aluno não sabia </text:span><text:span text:style-name="T37">e o STI também aprenderá sobre o que o aluno sabe. </text:span><text:span text:style-name="T40">Uma típica </text:span><text:span text:style-name="T39">interação de ensino e aprendizado entre aluno e professor;</text:span></text:p>
            </text:list-item>
            <text:list-item>
              <text:p text:style-name="P25">A base de conhecimento do SE <text:span text:style-name="T42">é dividida em três módulos no STI, domínio tutor e aluno. Enquanto a base de conhecimento armazena regras e respostas, os módulos do STI armazenam somente regras no domínio e somente respostas em tutor e aluno.</text:span></text:p>
            </text:list-item>
          </text:list>
        </text:list-item>
      </text:list>
      <text:p text:style-name="P30"><text:line-break/>04. Responda verdadeiro ou falso e justifique a sua resposta. O Engenheiro de conhecimento pode realizar a aquisição de conhecimento das seguintes formas: psicológica, onde é realizada uma entrevista com o especialista, baseada em modelos onde observa-se o especialista trabalhando e literária o qual a informação é buscada em manuais.</text:p>
      <text:p text:style-name="P29"/>
      <text:p text:style-name="P29"><text:tab/><text:span text:style-name="T1">Falso. Em vez de psicológica, o correto seria privado e em vez de literária, </text:span><text:span text:style-name="T2">o certo</text:span><text:span text:style-name="T1"> </text:span><text:span text:style-name="T3">seria</text:span><text:span text:style-name="T1"> público.</text:span><text:line-break/><text:line-break/>05. Na implementação de um Sistema Especialista, qual a diferença do Encadeamento direto (Prova Direta) e do Encadeamento reverso (Prova Indireta)?</text:p>
      <text:p text:style-name="P27"/>
      <text:p text:style-name="P27"><text:tab/><text:span text:style-name="T4">No encadeamento direto, a máquina de inferência </text:span><text:span text:style-name="T5">começa processando as respostas </text:span><text:span text:style-name="T6">que já tem valor pré-definido</text:span><text:span text:style-name="T5"> (os fatos que existem na base </text:span><text:span text:style-name="T6">de conhecimento</text:span><text:span text:style-name="T5">) </text:span><text:span text:style-name="T6">e a partir daí vai </text:span><text:span text:style-name="T13">percorrendo</text:span><text:span text:style-name="T6"> </text:span><text:span text:style-name="T7">todas</text:span><text:span text:style-name="T6"> as regras </text:span><text:span text:style-name="T7">antes </text:span><text:span text:style-name="T9">de</text:span><text:span text:style-name="T6"> chegar </text:span><text:span text:style-name="T7">no objetivo. </text:span><text:span text:style-name="T14">I</text:span><text:span text:style-name="T8">sso seria uma busca começando nas folhas e terminando na raiz. Já no encadeamento reverso, o ponto de origem é a raiz, onde existe </text:span><text:span text:style-name="T10">o </text:span><text:span text:style-name="T8">objet</text:span><text:span text:style-name="T10">iv</text:span><text:span text:style-name="T8">o ou pergunta que precisa ser respondida. A partir daí, a máquina de inferência procura pelas regras que deram origem ao objetivo. Desta forma, não é </text:span><text:span text:style-name="T11">preciso</text:span><text:span text:style-name="T8"> percorrer todas as regras, apenas as necessárias. </text:span><text:span text:style-name="T12">Seria uma busca em profundidade.</text:span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09:17:45.339000000</meta:creation-date>
    <dc:date>2021-08-18T15:08:07.088000000</dc:date>
    <meta:editing-duration>PT4H49M2S</meta:editing-duration>
    <meta:editing-cycles>104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59" meta:word-count="722" meta:character-count="4278" meta:non-whitespace-character-count="3656"/>
  </office:meta>
</office:document-meta>
</file>